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053ee"/>
    </style:style>
    <style:style style:name="P2" style:family="paragraph" style:parent-style-name="Standard">
      <style:text-properties officeooo:paragraph-rsid="00277efa"/>
    </style:style>
    <style:style style:name="P3" style:family="paragraph" style:parent-style-name="Standard">
      <style:text-properties officeooo:paragraph-rsid="002916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不带理想主义的管理类书籍，软件只是工作，工作不及家人、爱情、青春</text:p>
      <text:p text:style-name="Standard">充满了人文关怀</text:p>
      <text:p text:style-name="Standard">管理者的幽默</text:p>
      <text:p text:style-name="Standard"/>
      <text:p text:style-name="Standard">打造程序员的乌托邦</text:p>
      <text:p text:style-name="Standard"/>
      <text:p text:style-name="Standard">不使用模块化方法管理人力资源</text:p>
      <text:p text:style-name="Standard"/>
      <text:p text:style-name="Standard">01 <text:s/>我们习惯性地专注于工作中的技术问题，主因并非它们重要，而是因为它们简单。 人与人之间的弧顶非常复杂，没有简单规律可循，但在工作中尤为重要。</text:p>
      <text:p text:style-name="Standard"/>
      <text:p text:style-name="Standard">02 管理项目中的常见错误思维</text:p>
      <text:p text:style-name="Standard">压缩出错率 - 错误在所难免，鼓励出错</text:p>
      <text:p text:style-name="Standard">严厉对待犯错员工 - 不施压</text:p>
      <text:p text:style-name="Standard">把工人当可替换部件 - 培养员工的独特性，使团队活力高效</text:p>
      <text:p text:style-name="Standard">标准化流程 - 增加人文关怀，使团队成为整体</text:p>
      <text:p text:style-name="Standard">消灭试验</text:p>
      <text:p text:style-name="Standard"/>
      <text:p text:style-name="Standard">03 <text:s/>不提倡压榨个人的加班理论</text:p>
      <text:p text:style-name="Standard">西班牙理论- 压榨别人获取价值</text:p>
      <text:p text:style-name="Standard">管理人员连哄带骗地让员工延长工作时间 – 对于脑力劳动者来说不存在加班时间，每人能真正工作超过四十小时，加班只会增加员工的“地下时间”，并对管理者有不满情绪，最终失去员工。 - 产生员工替换的成本</text:p>
      <text:p text:style-name="Standard"/>
      <text:p text:style-name="Standard">04 由开发者制定质量标准，但付出时间代价</text:p>
      <text:p text:style-name="Standard">设定不可完成的期限 - 迫使开发者降低产品质量 – 降低员工自信</text:p>
      <text:p text:style-name="Standard"/>
      <text:p text:style-name="P1">05 帕金森定律不适用，员工也想尽快完成交付</text:p>
      <text:p text:style-name="P1">帕金森定律 ： 工作会自动膨胀 占满一个人的可用时间</text:p>
      <text:p text:style-name="P1">不施加进度压力反而能增加产能</text:p>
      <text:p text:style-name="P1"/>
      <text:p text:style-name="P1">06 管理者应当避免采取一些无效的技术手段</text:p>
      <text:p text:style-name="P1">管理者试图使用一些简单的技术方案解决问题，采用最新的技术装点系统并不会带来巨大的帮助，而是应当用管理。</text:p>
      <text:p text:style-name="P1">管理者的作用不是让大家工作，而是创造环境，让大家可以顺利地展开工作。</text:p>
      <text:p text:style-name="P1"/>
      <text:p text:style-name="P1">办公环境 – 如何创造健康的、利于工作的环境</text:p>
      <text:p text:style-name="P1">07 家居警察式办公环境</text:p>
      <text:p text:style-name="P1">吵杂、统一、没有隐私、低效</text:p>
      <text:p text:style-name="P1">08 不应该对工作环境采取弃权政策</text:p>
      <text:p text:style-name="P1">长远来看，良好的工作环境能够提升员工个人的效率，因此也整体的提高组织工作的效率，并且能留住员工，</text:p>
      <text:p text:style-name="P1">09 不要在办公环境上省钱</text:p>
      <text:p text:style-name="P1">办公环境能提升工作效率</text:p>
      <text:p text:style-name="P1">10 使环境变得安静一些</text:p>
      <text:p text:style-name="P1">处于流状态能使效率更高，环境问题会影响员工进入流状态，强调不要打扰来优化工作环境</text:p>
      <text:p text:style-name="P1">11 电话会造成打断</text:p>
      <text:p text:style-name="P1"><text:soft-page-break/>电话改变了交流方式。 人们需要寻找合适的交流方式</text:p>
      <text:p text:style-name="P1">12 尽力去争取和创造合理的工作环境</text:p>
      <text:p text:style-name="P1">听音乐解决噪声 – 音乐会降低创造力</text:p>
      <text:p text:style-name="P1">打造活力的空间</text:p>
      <text:p text:style-name="P1">为员工提供足够的空间与保护个人隐私的方法，不追求整齐划一</text:p>
      <text:p text:style-name="P1">13 为自己的团队打造小空间</text:p>
      <text:p text:style-name="P1"/>
      <text:p text:style-name="P1">找到合适的员工并留住他们</text:p>
      <text:p text:style-name="P1">14 不以貌取人</text:p>
      <text:p text:style-name="P1">不强调外表和统一着装，使员工展现自我</text:p>
      <text:p text:style-name="P1">15 领导力</text:p>
      <text:p text:style-name="P1">什么是领导力？ - 不是压榨，是服务</text:p>
      <text:p text:style-name="P1">主动承担任务，明显地胜任工作，作准备，善意，鼓励每个人</text:p>
      <text:p text:style-name="P2">16 招聘时看重实际</text:p>
      <text:p text:style-name="P2">看重作品集，不过多地注重技能测试</text:p>
      <text:p text:style-name="P2">17 接受团队的差异化</text:p>
      <text:p text:style-name="P2">18 雇用年轻人</text:p>
      <text:p text:style-name="P2">明确合同</text:p>
      <text:p text:style-name="P3">19 离职率</text:p>
      <text:p text:style-name="P3">利用晋升留住员工会使管理人员过多，头重脚轻</text:p>
      <text:p text:style-name="P3">降低员工的可被替代感</text:p>
      <text:p text:style-name="P3">打造永恒之地: 社区感、再培训</text:p>
      <text:p text:style-name="P3">20 <text:s/>人力资本</text:p>
      <text:p text:style-name="P3">培养新人的人力资本很大 – 需要减少离职率</text:p>
      <text:p text:style-name="P3"/>
      <text:p text:style-name="P3">如何成功凝聚团队</text:p>
      <text:p text:style-name="P3">21 什么是团队</text:p>
      <text:p text:style-name="P3">有凝聚力 – 有共同的目标、斗志昂扬</text:p>
      <text:p text:style-name="P3">团队存在的目标 – 不是达成目标，而是让目标一致</text:p>
      <text:p text:style-name="P3"/>
      <text:p text:style-name="P3">22 黑衣团队</text:p>
      <text:p text:style-name="P3">描述一个完美的团队</text:p>
      <text:p text:style-name="P3"/>
      <text:p text:style-name="P3">23 24 团队自毁</text:p>
      <text:p text:style-name="P3">建立团队的逆向思维 – 团队自毁的方法</text:p>
      <text:p text:style-name="P3">防御式管理 - 不信任 、官僚主义、物理距离远、时间碎片化（处于多个团队中）、伪造截止日期进行欺骗性行为</text:p>
      <text:p text:style-name="P3"/>
      <text:p text:style-name="P3">励志标语</text:p>
      <text:p text:style-name="P3">加班 破坏团队凝聚力</text:p>
      <text:p text:style-name="P3"/>
      <text:p text:style-name="P3">25 团队间的竞争</text:p>
      <text:p text:style-name="P3">竞争会减少团队间 的凝聚力，辅导则相反 （ 过于乌托邦</text:p>
      <text:p text:style-name="P3"/>
      <text:p text:style-name="P3">26 给团队机会 享受每一次小的成功</text:p>
      <text:p text:style-name="P3"/>
      <text:p text:style-name="P3">27 信任员工，远离团队，给团队独自工作的机会</text:p>
      <text:p text:style-name="P3"><text:soft-page-break/>28 方法论 如何建立健康团队</text:p>
      <text:p text:style-name="P3">建立对质量的执着追求 </text:p>
      <text:p text:style-name="P3">建立精英意识</text:p>
      <text:p text:style-name="P3">不拆散团队</text:p>
      <text:p text:style-name="P3">“当一个团队真的凝聚起来时，任何代价都是值得的” 人们工作愉悦 精力充沛</text:p>
      <text:p text:style-name="P3"/>
      <text:p text:style-name="P3"/>
      <text:p text:style-name="P3">沃土 企业文化 </text:p>
      <text:p text:style-name="P3">29 结合实际情况，不沉迷方法论</text:p>
      <text:p text:style-name="P3">30 不惧怕风险</text:p>
      <text:p text:style-name="P3">有价值的项目都有风险</text:p>
      <text:p text:style-name="P3">31 开健康的会议</text:p>
      <text:p text:style-name="P3">有明确的目标与议题，</text:p>
      <text:p text:style-name="P3">参会人数重要 ，只需要决策相关的人参与</text:p>
      <text:p text:style-name="P3">32 不浪费大家的时间</text:p>
      <text:p text:style-name="P3"/>
      <text:p text:style-name="P3"/>
      <text:p text:style-name="P3">快乐地工作</text:p>
      <text:p text:style-name="P3">37 在工作中适当地体现无序性</text:p>
      <text:p text:style-name="P3">头脑风暴、旅行、培训</text:p>
      <text:p text:style-name="P3">38 去做出改变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2:32:11.124793969</meta:creation-date>
    <dc:date>2020-10-10T11:50:15.077506023</dc:date>
    <meta:editing-duration>PT5H6M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88" meta:word-count="1436" meta:character-count="1567" meta:non-whitespace-character-count="1478"/>
  </office:meta>
</office:document-meta>
</file>